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2. Describe the methods and their parameters. You should include pre-conditions and post-conditions</text:p>
      <text:p text:style-name="Standard">for the method.</text:p>
      <text:p text:style-name="Standard"/>
      <text:p text:style-name="Standard">6. You are encouraged to enhance your program beyond the requirements of the assignment, but</text:p>
      <text:p text:style-name="Standard">implement these separately from the assignment and carefully document them. Also, describe these</text:p>
      <text:p text:style-name="Standard">items in the “critique” so that you can receive proper credits, if applicable.</text:p>
      <text:p text:style-name="Standard"/>
      <text:p text:style-name="Standard">7. Submit a hard copy to your professor. A demo and program review may also be needed. When</text:p>
      <text:p text:style-name="Standard">requested, email me your source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55:25.667940057</meta:creation-date>
    <dc:date>2019-05-01T16:29:44.280002787</dc:date>
    <meta:editing-duration>PT13M5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81" meta:character-count="508" meta:non-whitespace-character-count="434"/>
  </office:meta>
</office:document-meta>
</file>